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4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2.716cm" fo:min-width="18.466cm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Linienspitzen_20_1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16cm" fo:min-width="0.21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306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0.156cm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000000" loext:fill-use-slide-background="false" draw:textarea-horizontal-align="justify" draw:textarea-vertical-align="middle" draw:auto-grow-height="false" fo:min-height="0.716cm" fo:min-width="0.216cm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Linienspitzen_20_2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5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36cm" fo:min-width="0.868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6cm" fo:min-width="0.966cm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8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Liberation Mono" fo:font-style="italic" style:font-style-asian="italic" style:font-style-complex="italic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style:font-name="Liberation Mono"/>
    </style:style>
    <style:style style:name="P8" style:family="paragraph">
      <loext:graphic-properties draw:fill="none" draw:fill-color="#ffffff"/>
      <style:text-properties style:font-name="Liberation Mono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DejaVu Sans" style:font-size-asian="12pt" style:font-weight-asian="normal" style:font-name-complex="DejaVu Sans" style:font-size-complex="12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ize="8pt" style:font-size-asian="8pt" style:font-size-complex="8pt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20pt" style:font-size-asian="20pt" style:font-size-complex="2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="Liberatio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797cm" svg:height="0.725cm" svg:x="4.5cm" svg:y="15.5cm">
          <draw:text-box>
            <text:p><text:span text:style-name="T1">All FFs are </text:span><text:span text:style-name="T1">connected </text:span><text:span text:style-name="T1">to </text:span><text:span text:style-name="T2">CLK </text:span><text:span text:style-name="T3">and</text:span><text:span text:style-name="T2"> </text:span><text:span text:style-name="T4">EN</text:span><text:span text:style-name="T5">.</text:span><text:span text:style-name="T6">.</text:span></text:p>
          </draw:text-box>
        </draw:frame>
        <draw:frame draw:style-name="gr2" draw:text-style-name="P1" draw:layer="layout" svg:width="9.985cm" svg:height="0.725cm" svg:x="4.515cm" svg:y="16.125cm">
          <draw:text-box>
            <text:p><text:span text:style-name="T6">Muxes highlighted in grey are statically </text:span><text:span text:style-name="T6">configured.</text:span></text:p>
          </draw:text-box>
        </draw:frame>
        <draw:frame draw:style-name="gr3" draw:text-style-name="P3" draw:layer="layout" svg:width="1.645cm" svg:height="0.971cm" svg:x="6.855cm" svg:y="2.679cm">
          <draw:text-box>
            <text:p text:style-name="P2"><text:span text:style-name="T7">C</text:span><text:span text:style-name="T7">L</text:span><text:span text:style-name="T7">K</text:span></text:p>
          </draw:text-box>
        </draw:frame>
        <draw:custom-shape draw:style-name="gr4" draw:text-style-name="P4" draw:layer="layout" svg:width="1cm" svg:height="0.25cm" draw:transform="rotate (-1.5707963267949) translate (6.75cm 3.02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5" draw:text-style-name="P5" draw:layer="layout" svg:x1="6.25cm" svg:y1="3.279cm" svg:x2="6.5cm" svg:y2="3.279cm">
          <text:p/>
        </draw:line>
        <draw:line draw:style-name="gr5" draw:text-style-name="P5" draw:layer="layout" svg:x1="5.5cm" svg:y1="3.779cm" svg:x2="6.5cm" svg:y2="3.779cm">
          <text:p/>
        </draw:line>
        <draw:custom-shape draw:style-name="gr6" draw:text-style-name="P6" draw:layer="layout" svg:width="0.5cm" svg:height="0.364cm" draw:transform="rotate (1.5707963267949) translate (5.75cm 3.529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5" draw:text-style-name="P5" draw:layer="layout" svg:x1="5.5cm" svg:y1="3.279cm" svg:x2="5.75cm" svg:y2="3.279cm">
          <text:p/>
        </draw:line>
        <draw:line draw:style-name="gr5" draw:text-style-name="P5" draw:layer="layout" svg:x1="5.5cm" svg:y1="3.279cm" svg:x2="5.5cm" svg:y2="3.779cm">
          <text:p/>
        </draw:line>
        <draw:line draw:style-name="gr5" draw:text-style-name="P5" draw:layer="layout" svg:x1="5.5cm" svg:y1="3.529cm" svg:x2="4.5cm" svg:y2="3.529cm">
          <text:p/>
        </draw:line>
        <draw:line draw:style-name="gr5" draw:text-style-name="P5" draw:layer="layout" svg:x1="8.25cm" svg:y1="3.529cm" svg:x2="6.75cm" svg:y2="3.529cm">
          <text:p/>
        </draw:line>
        <draw:frame draw:style-name="gr3" draw:text-style-name="P8" draw:layer="layout" svg:width="1.645cm" svg:height="0.971cm" svg:x="2.605cm" svg:y="2.779cm">
          <draw:text-box>
            <text:p text:style-name="P7">CLK</text:p>
          </draw:text-box>
        </draw:frame>
        <draw:custom-shape draw:style-name="gr7" draw:text-style-name="P6" draw:layer="layout" svg:width="0.137cm" svg:height="0.137cm" svg:x="6.1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788cm" svg:height="0.971cm" svg:x="1.75cm" svg:y="6cm">
          <draw:text-box>
            <text:p><text:span text:style-name="T8">A[7:0]</text:span></text:p>
          </draw:text-box>
        </draw:frame>
        <draw:custom-shape draw:style-name="gr9" draw:text-style-name="P5" draw:layer="layout" svg:width="19cm" svg:height="13cm" svg:x="4.5cm" svg:y="2.5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.75cm" svg:y1="7cm" svg:x2="4.5cm" svg:y2="7cm">
          <text:p/>
        </draw:line>
        <draw:line draw:style-name="gr11" draw:text-style-name="P5" draw:layer="layout" svg:x1="7cm" svg:y1="7cm" svg:x2="4.5cm" svg:y2="7cm">
          <text:p/>
        </draw:line>
        <draw:line draw:style-name="gr11" draw:text-style-name="P5" draw:layer="layout" svg:x1="5.25cm" svg:y1="7cm" svg:x2="5.25cm" svg:y2="6cm">
          <text:p/>
        </draw:line>
        <draw:line draw:style-name="gr11" draw:text-style-name="P5" draw:layer="layout" svg:x1="5.75cm" svg:y1="6cm" svg:x2="5.25cm" svg:y2="6cm">
          <text:p/>
        </draw:line>
        <draw:custom-shape draw:style-name="gr12" draw:text-style-name="P6" draw:layer="layout" svg:width="0.75cm" svg:height="1cm" svg:x="5.75cm" svg:y="5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0.842cm" svg:height="0.573cm" svg:x="5.908cm" svg:y="5.35cm">
          <draw:text-box>
            <text:p><text:span text:style-name="T9">8</text:span><text:span text:style-name="T9">x</text:span></text:p>
          </draw:text-box>
        </draw:frame>
        <draw:line draw:style-name="gr5" draw:text-style-name="P5" draw:layer="layout" svg:x1="5.75cm" svg:y1="6.45cm" svg:x2="5.875cm" svg:y2="6.575cm">
          <text:p/>
        </draw:line>
        <draw:line draw:style-name="gr5" draw:text-style-name="P5" draw:layer="layout" svg:x1="5.75cm" svg:y1="6.7cm" svg:x2="5.875cm" svg:y2="6.575cm">
          <text:p/>
        </draw:line>
        <draw:frame draw:style-name="gr13" draw:text-style-name="P8" draw:layer="layout" svg:width="0.672cm" svg:height="0.573cm" svg:x="5.573cm" svg:y="5.717cm">
          <draw:text-box>
            <text:p><text:span text:style-name="T9">D</text:span></text:p>
          </draw:text-box>
        </draw:frame>
        <draw:frame draw:style-name="gr13" draw:text-style-name="P8" draw:layer="layout" svg:width="0.672cm" svg:height="0.573cm" svg:x="6cm" svg:y="5.718cm">
          <draw:text-box>
            <text:p><text:span text:style-name="T9">Q</text:span></text:p>
          </draw:text-box>
        </draw:frame>
        <draw:line draw:style-name="gr11" draw:text-style-name="P5" draw:layer="layout" svg:x1="7cm" svg:y1="6cm" svg:x2="6.5cm" svg:y2="6cm">
          <text:p/>
        </draw:line>
        <draw:custom-shape draw:style-name="gr14" draw:text-style-name="P4" draw:layer="layout" svg:width="1.5cm" svg:height="0.5cm" draw:transform="rotate (-1.5707963267949) translate (7.5cm 5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5" draw:layer="layout" svg:x1="10.5cm" svg:y1="6.5cm" svg:x2="7.5cm" svg:y2="6.5cm">
          <text:p/>
        </draw:line>
        <draw:frame draw:style-name="gr13" draw:text-style-name="P8" draw:layer="layout" svg:width="0.672cm" svg:height="0.573cm" svg:x="6.85cm" svg:y="6.52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6.85cm" svg:y="5.928cm">
          <draw:text-box>
            <text:p><text:span text:style-name="T9">1</text:span></text:p>
          </draw:text-box>
        </draw:frame>
        <draw:frame draw:style-name="gr8" draw:text-style-name="P8" draw:layer="layout" svg:width="2.788cm" svg:height="0.971cm" svg:x="1.75cm" svg:y="9cm">
          <draw:text-box>
            <text:p><text:span text:style-name="T8">B[7</text:span><text:span text:style-name="T8">:0]</text:span></text:p>
          </draw:text-box>
        </draw:frame>
        <draw:line draw:style-name="gr10" draw:text-style-name="P5" draw:layer="layout" svg:x1="1.75cm" svg:y1="10cm" svg:x2="4.5cm" svg:y2="10cm">
          <text:p/>
        </draw:line>
        <draw:line draw:style-name="gr11" draw:text-style-name="P5" draw:layer="layout" svg:x1="7cm" svg:y1="10cm" svg:x2="4.5cm" svg:y2="10cm">
          <text:p/>
        </draw:line>
        <draw:line draw:style-name="gr11" draw:text-style-name="P5" draw:layer="layout" svg:x1="5.25cm" svg:y1="10cm" svg:x2="5.25cm" svg:y2="9cm">
          <text:p/>
        </draw:line>
        <draw:line draw:style-name="gr11" draw:text-style-name="P5" draw:layer="layout" svg:x1="5.75cm" svg:y1="9cm" svg:x2="5.25cm" svg:y2="9cm">
          <text:p/>
        </draw:line>
        <draw:custom-shape draw:style-name="gr12" draw:text-style-name="P6" draw:layer="layout" svg:width="0.75cm" svg:height="1cm" svg:x="5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0.842cm" svg:height="0.573cm" svg:x="5.906cm" svg:y="8.35cm">
          <draw:text-box>
            <text:p><text:span text:style-name="T9">8x</text:span></text:p>
          </draw:text-box>
        </draw:frame>
        <draw:line draw:style-name="gr5" draw:text-style-name="P5" draw:layer="layout" svg:x1="5.75cm" svg:y1="9.45cm" svg:x2="5.875cm" svg:y2="9.575cm">
          <text:p/>
        </draw:line>
        <draw:line draw:style-name="gr5" draw:text-style-name="P5" draw:layer="layout" svg:x1="5.75cm" svg:y1="9.7cm" svg:x2="5.875cm" svg:y2="9.575cm">
          <text:p/>
        </draw:line>
        <draw:frame draw:style-name="gr13" draw:text-style-name="P8" draw:layer="layout" svg:width="0.672cm" svg:height="0.573cm" svg:x="5.573cm" svg:y="8.717cm">
          <draw:text-box>
            <text:p><text:span text:style-name="T9">D</text:span></text:p>
          </draw:text-box>
        </draw:frame>
        <draw:frame draw:style-name="gr13" draw:text-style-name="P8" draw:layer="layout" svg:width="0.672cm" svg:height="0.573cm" svg:x="6cm" svg:y="8.718cm">
          <draw:text-box>
            <text:p><text:span text:style-name="T9">Q</text:span></text:p>
          </draw:text-box>
        </draw:frame>
        <draw:line draw:style-name="gr11" draw:text-style-name="P5" draw:layer="layout" svg:x1="7cm" svg:y1="9cm" svg:x2="6.5cm" svg:y2="9cm">
          <text:p/>
        </draw:line>
        <draw:custom-shape draw:style-name="gr14" draw:text-style-name="P4" draw:layer="layout" svg:width="1.5cm" svg:height="0.5cm" draw:transform="rotate (-1.5707963267949) translate (7.5cm 8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5" draw:layer="layout" svg:x1="10.5cm" svg:y1="9.5cm" svg:x2="7.5cm" svg:y2="9.5cm">
          <text:p/>
        </draw:line>
        <draw:frame draw:style-name="gr13" draw:text-style-name="P8" draw:layer="layout" svg:width="0.672cm" svg:height="0.573cm" svg:x="6.85cm" svg:y="9.52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6.85cm" svg:y="8.928cm">
          <draw:text-box>
            <text:p><text:span text:style-name="T9">1</text:span></text:p>
          </draw:text-box>
        </draw:frame>
        <draw:frame draw:style-name="gr8" draw:text-style-name="P8" draw:layer="layout" svg:width="3.169cm" svg:height="0.971cm" svg:x="1.55cm" svg:y="12cm">
          <draw:text-box>
            <text:p><text:span text:style-name="T8">C[19:0]</text:span></text:p>
          </draw:text-box>
        </draw:frame>
        <draw:line draw:style-name="gr10" draw:text-style-name="P5" draw:layer="layout" svg:x1="1.75cm" svg:y1="13cm" svg:x2="4.5cm" svg:y2="13cm">
          <text:p/>
        </draw:line>
        <draw:line draw:style-name="gr11" draw:text-style-name="P5" draw:layer="layout" svg:x1="8.25cm" svg:y1="13cm" svg:x2="4.5cm" svg:y2="13cm">
          <text:p/>
        </draw:line>
        <draw:line draw:style-name="gr11" draw:text-style-name="P5" draw:layer="layout" svg:x1="6.5cm" svg:y1="13cm" svg:x2="6.5cm" svg:y2="12cm">
          <text:p/>
        </draw:line>
        <draw:line draw:style-name="gr11" draw:text-style-name="P5" draw:layer="layout" svg:x1="7cm" svg:y1="12cm" svg:x2="6.5cm" svg:y2="12cm">
          <text:p/>
        </draw:line>
        <draw:custom-shape draw:style-name="gr12" draw:text-style-name="P6" draw:layer="layout" svg:width="0.75cm" svg:height="1cm" svg:x="7cm" svg:y="11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13cm" svg:height="0.573cm" svg:x="6.956cm" svg:y="11.35cm">
          <draw:text-box>
            <text:p><text:span text:style-name="T9">2</text:span><text:span text:style-name="T9">0</text:span><text:span text:style-name="T9">x</text:span></text:p>
          </draw:text-box>
        </draw:frame>
        <draw:line draw:style-name="gr5" draw:text-style-name="P5" draw:layer="layout" svg:x1="7cm" svg:y1="12.45cm" svg:x2="7.125cm" svg:y2="12.575cm">
          <text:p/>
        </draw:line>
        <draw:line draw:style-name="gr5" draw:text-style-name="P5" draw:layer="layout" svg:x1="7cm" svg:y1="12.7cm" svg:x2="7.125cm" svg:y2="12.575cm">
          <text:p/>
        </draw:line>
        <draw:frame draw:style-name="gr13" draw:text-style-name="P8" draw:layer="layout" svg:width="0.672cm" svg:height="0.573cm" svg:x="6.823cm" svg:y="11.717cm">
          <draw:text-box>
            <text:p><text:span text:style-name="T9">D</text:span></text:p>
          </draw:text-box>
        </draw:frame>
        <draw:frame draw:style-name="gr13" draw:text-style-name="P8" draw:layer="layout" svg:width="0.672cm" svg:height="0.573cm" svg:x="7.25cm" svg:y="11.718cm">
          <draw:text-box>
            <text:p><text:span text:style-name="T9">Q</text:span></text:p>
          </draw:text-box>
        </draw:frame>
        <draw:line draw:style-name="gr11" draw:text-style-name="P5" draw:layer="layout" svg:x1="8.25cm" svg:y1="12cm" svg:x2="7.75cm" svg:y2="12cm">
          <text:p/>
        </draw:line>
        <draw:custom-shape draw:style-name="gr14" draw:text-style-name="P4" draw:layer="layout" svg:width="1.5cm" svg:height="0.5cm" draw:transform="rotate (-1.5707963267949) translate (8.75cm 11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5" draw:layer="layout" svg:x1="14cm" svg:y1="12.5cm" svg:x2="8.75cm" svg:y2="12.5cm">
          <text:p/>
        </draw:line>
        <draw:frame draw:style-name="gr13" draw:text-style-name="P8" draw:layer="layout" svg:width="0.672cm" svg:height="0.573cm" svg:x="8.1cm" svg:y="12.52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8.1cm" svg:y="11.928cm">
          <draw:text-box>
            <text:p><text:span text:style-name="T9">1</text:span></text:p>
          </draw:text-box>
        </draw:frame>
        <draw:custom-shape draw:style-name="gr15" draw:text-style-name="P5" draw:layer="layout" svg:width="1cm" svg:height="1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144cm" svg:y1="7.641cm" svg:x2="10.854cm" svg:y2="8.351cm">
          <text:p/>
        </draw:line>
        <draw:line draw:style-name="gr16" draw:text-style-name="P5" draw:layer="layout" svg:x1="10.854cm" svg:y1="7.641cm" svg:x2="10.144cm" svg:y2="8.351cm">
          <text:p/>
        </draw:line>
        <draw:line draw:style-name="gr11" draw:text-style-name="P5" draw:layer="layout" svg:x1="10.5cm" svg:y1="6.5cm" svg:x2="10.5cm" svg:y2="7.5cm">
          <text:p/>
        </draw:line>
        <draw:line draw:style-name="gr11" draw:text-style-name="P5" draw:layer="layout" svg:x1="10.5cm" svg:y1="8.5cm" svg:x2="10.5cm" svg:y2="9.5cm">
          <text:p/>
        </draw:line>
        <draw:line draw:style-name="gr5" draw:text-style-name="P5" draw:layer="layout" svg:x1="8.144cm" svg:y1="6.391cm" svg:x2="7.894cm" svg:y2="6.641cm">
          <text:p/>
        </draw:line>
        <draw:frame draw:style-name="gr8" draw:text-style-name="P10" draw:layer="layout" svg:width="1.556cm" svg:height="0.971cm" svg:x="7.25cm" svg:y="5.779cm">
          <draw:text-box>
            <text:p text:style-name="P9"><text:span text:style-name="T10">[7:0]</text:span></text:p>
          </draw:text-box>
        </draw:frame>
        <draw:line draw:style-name="gr5" draw:text-style-name="P5" draw:layer="layout" svg:x1="8.144cm" svg:y1="9.362cm" svg:x2="7.894cm" svg:y2="9.612cm">
          <text:p/>
        </draw:line>
        <draw:frame draw:style-name="gr8" draw:text-style-name="P10" draw:layer="layout" svg:width="1.556cm" svg:height="0.971cm" svg:x="7.25cm" svg:y="8.75cm">
          <draw:text-box>
            <text:p text:style-name="P9"><text:span text:style-name="T10">[</text:span><text:span text:style-name="T10">7</text:span><text:span text:style-name="T10">:</text:span><text:span text:style-name="T10">0</text:span><text:span text:style-name="T10">]</text:span></text:p>
          </draw:text-box>
        </draw:frame>
        <draw:line draw:style-name="gr11" draw:text-style-name="P5" draw:layer="layout" svg:x1="19cm" svg:y1="9.5cm" svg:x2="19cm" svg:y2="8.5cm">
          <text:p/>
        </draw:line>
        <draw:line draw:style-name="gr11" draw:text-style-name="P5" draw:layer="layout" svg:x1="19.5cm" svg:y1="8.5cm" svg:x2="19cm" svg:y2="8.5cm">
          <text:p/>
        </draw:line>
        <draw:custom-shape draw:style-name="gr17" draw:text-style-name="P11" draw:layer="layout" svg:width="0.75cm" svg:height="1cm" svg:x="19.5cm" svg:y="8.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13cm" svg:height="0.573cm" svg:x="19.456cm" svg:y="7.85cm">
          <draw:text-box>
            <text:p><text:span text:style-name="T9">20x</text:span></text:p>
          </draw:text-box>
        </draw:frame>
        <draw:line draw:style-name="gr5" draw:text-style-name="P5" draw:layer="layout" svg:x1="19.5cm" svg:y1="8.95cm" svg:x2="19.625cm" svg:y2="9.075cm">
          <text:p/>
        </draw:line>
        <draw:line draw:style-name="gr5" draw:text-style-name="P5" draw:layer="layout" svg:x1="19.5cm" svg:y1="9.2cm" svg:x2="19.625cm" svg:y2="9.075cm">
          <text:p/>
        </draw:line>
        <draw:frame draw:style-name="gr13" draw:text-style-name="P8" draw:layer="layout" svg:width="0.672cm" svg:height="0.573cm" svg:x="19.323cm" svg:y="8.217cm">
          <draw:text-box>
            <text:p><text:span text:style-name="T9">D</text:span></text:p>
          </draw:text-box>
        </draw:frame>
        <draw:frame draw:style-name="gr13" draw:text-style-name="P8" draw:layer="layout" svg:width="0.672cm" svg:height="0.573cm" svg:x="19.75cm" svg:y="8.218cm">
          <draw:text-box>
            <text:p><text:span text:style-name="T9">Q</text:span></text:p>
          </draw:text-box>
        </draw:frame>
        <draw:line draw:style-name="gr11" draw:text-style-name="P5" draw:layer="layout" svg:x1="20.75cm" svg:y1="8.5cm" svg:x2="20.25cm" svg:y2="8.5cm">
          <text:p/>
        </draw:line>
        <draw:custom-shape draw:style-name="gr14" draw:text-style-name="P4" draw:layer="layout" svg:width="1.5cm" svg:height="0.5cm" draw:transform="rotate (-1.5707963267949) translate (21.25cm 8.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1" draw:text-style-name="P5" draw:layer="layout" svg:x1="23.5cm" svg:y1="9cm" svg:x2="21.25cm" svg:y2="9cm">
          <text:p/>
        </draw:line>
        <draw:frame draw:style-name="gr13" draw:text-style-name="P8" draw:layer="layout" svg:width="0.672cm" svg:height="0.573cm" svg:x="20.6cm" svg:y="9.02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20.6cm" svg:y="8.428cm">
          <draw:text-box>
            <text:p><text:span text:style-name="T9">1</text:span></text:p>
          </draw:text-box>
        </draw:frame>
        <draw:line draw:style-name="gr11" draw:text-style-name="P5" draw:layer="layout" svg:x1="20.75cm" svg:y1="9.5cm" svg:x2="17.5cm" svg:y2="9.5cm">
          <text:p/>
        </draw:line>
        <draw:line draw:style-name="gr11" draw:text-style-name="P5" draw:layer="layout" svg:x1="11.75cm" svg:y1="8cm" svg:x2="11cm" svg:y2="8cm">
          <text:p/>
        </draw:line>
        <draw:line draw:style-name="gr5" draw:text-style-name="P5" draw:layer="layout" svg:x1="17cm" svg:y1="8.5cm" svg:x2="17cm" svg:y2="2.5cm">
          <text:p/>
        </draw:line>
        <draw:line draw:style-name="gr5" draw:text-style-name="P5" draw:layer="layout" svg:x1="17cm" svg:y1="15.5cm" svg:x2="17cm" svg:y2="10.5cm">
          <text:p/>
        </draw:line>
        <draw:line draw:style-name="gr18" draw:text-style-name="P5" draw:layer="layout" svg:x1="17cm" svg:y1="16.5cm" svg:x2="17cm" svg:y2="15.5cm">
          <text:p/>
        </draw:line>
        <draw:line draw:style-name="gr18" draw:text-style-name="P5" draw:layer="layout" svg:x1="17cm" svg:y1="2.5cm" svg:x2="17cm" svg:y2="1.5cm">
          <text:p/>
        </draw:line>
        <draw:frame draw:style-name="gr19" draw:text-style-name="P8" draw:layer="layout" svg:width="1.264cm" svg:height="0.971cm" svg:x="2.986cm" svg:y="3.779cm">
          <draw:text-box>
            <text:p text:style-name="P7">EN</text:p>
          </draw:text-box>
        </draw:frame>
        <draw:line draw:style-name="gr18" draw:text-style-name="P5" draw:layer="layout" svg:x1="2.5cm" svg:y1="4.529cm" svg:x2="4.5cm" svg:y2="4.529cm">
          <text:p/>
        </draw:line>
        <draw:line draw:style-name="gr18" draw:text-style-name="P5" draw:layer="layout" svg:x1="2.5cm" svg:y1="3.529cm" svg:x2="4.5cm" svg:y2="3.529cm">
          <text:p/>
        </draw:line>
        <draw:frame draw:style-name="gr3" draw:text-style-name="P8" draw:layer="layout" svg:width="2.788cm" svg:height="0.971cm" svg:x="17cm" svg:y="1.5cm">
          <draw:text-box>
            <text:p text:style-name="P7">ACC_CO</text:p>
          </draw:text-box>
        </draw:frame>
        <draw:frame draw:style-name="gr3" draw:text-style-name="P8" draw:layer="layout" svg:width="2.788cm" svg:height="0.971cm" svg:x="17.105cm" svg:y="15.779cm">
          <draw:text-box>
            <text:p text:style-name="P7">ACC_CI</text:p>
          </draw:text-box>
        </draw:frame>
        <draw:custom-shape draw:style-name="gr20" draw:text-style-name="P6" draw:layer="layout" svg:width="2.5cm" svg:height="0.75cm" draw:transform="rotate (1.5707963267949) translate (16.75cm 10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11" draw:text-style-name="P5" draw:layer="layout" svg:x1="16.75cm" svg:y1="8.75cm" svg:x2="16cm" svg:y2="8.75cm">
          <text:p/>
        </draw:line>
        <draw:line draw:style-name="gr11" draw:text-style-name="P5" draw:layer="layout" svg:x1="16.75cm" svg:y1="10.25cm" svg:x2="16cm" svg:y2="10.25cm">
          <text:p/>
        </draw:line>
        <draw:frame draw:style-name="gr21" draw:text-style-name="P13" draw:layer="layout" svg:width="0.926cm" svg:height="1.051cm" svg:x="16.674cm" svg:y="9cm">
          <draw:text-box>
            <text:p text:style-name="P12"><text:span text:style-name="T11">+</text:span></text:p>
          </draw:text-box>
        </draw:frame>
        <draw:line draw:style-name="gr11" draw:text-style-name="P5" draw:layer="layout" svg:x1="16cm" svg:y1="7.5cm" svg:x2="16cm" svg:y2="8.75cm">
          <text:p/>
        </draw:line>
        <draw:line draw:style-name="gr11" draw:text-style-name="P5" draw:layer="layout" svg:x1="16cm" svg:y1="10.25cm" svg:x2="16cm" svg:y2="12.25cm">
          <text:p/>
        </draw:line>
        <draw:custom-shape draw:style-name="gr14" draw:text-style-name="P4" draw:layer="layout" svg:width="1.5cm" svg:height="0.5cm" draw:transform="rotate (-1.5707963267949) translate (12.228cm 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3" draw:text-style-name="P8" draw:layer="layout" svg:width="0.672cm" svg:height="0.573cm" svg:x="11.578cm" svg:y="7.527cm">
          <draw:text-box>
            <text:p><text:span text:style-name="T9">1</text:span></text:p>
          </draw:text-box>
        </draw:frame>
        <draw:frame draw:style-name="gr13" draw:text-style-name="P8" draw:layer="layout" svg:width="0.672cm" svg:height="0.573cm" svg:x="11.578cm" svg:y="6.928cm">
          <draw:text-box>
            <text:p><text:span text:style-name="T9">0</text:span></text:p>
          </draw:text-box>
        </draw:frame>
        <draw:line draw:style-name="gr11" draw:text-style-name="P5" draw:layer="layout" svg:x1="11.75cm" svg:y1="7cm" svg:x2="11.25cm" svg:y2="7cm">
          <text:p/>
        </draw:line>
        <draw:line draw:style-name="gr11" draw:text-style-name="P5" draw:layer="layout" svg:x1="11.25cm" svg:y1="5cm" svg:x2="11.25cm" svg:y2="7cm">
          <text:p/>
        </draw:line>
        <draw:line draw:style-name="gr11" draw:text-style-name="P5" draw:layer="layout" svg:x1="11.25cm" svg:y1="5cm" svg:x2="8.75cm" svg:y2="5cm">
          <text:p/>
        </draw:line>
        <draw:line draw:style-name="gr11" draw:text-style-name="P5" draw:layer="layout" svg:x1="8.75cm" svg:y1="6.5cm" svg:x2="8.75cm" svg:y2="5cm">
          <text:p/>
        </draw:line>
        <draw:line draw:style-name="gr11" draw:text-style-name="P5" draw:layer="layout" svg:x1="9.5cm" svg:y1="9.5cm" svg:x2="9.5cm" svg:y2="5cm">
          <text:p/>
        </draw:line>
        <draw:frame draw:style-name="gr8" draw:text-style-name="P10" draw:layer="layout" svg:width="3.876cm" svg:height="0.971cm" svg:x="8cm" svg:y="4.25cm">
          <draw:text-box>
            <text:p text:style-name="P9"><text:span text:style-name="T10">{B[7:0], </text:span><text:span text:style-name="T10">A[7:0]}</text:span></text:p>
          </draw:text-box>
        </draw:frame>
        <draw:custom-shape draw:style-name="gr22" draw:text-style-name="P14" draw:layer="layout" svg:width="0.25cm" svg:height="0.25cm" svg:x="8.63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25cm" svg:height="0.25cm" svg:x="9.374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25cm" svg:height="0.25cm" svg:x="9.372cm" svg:y="4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2.25cm" svg:y1="7.5cm" svg:x2="12.5cm" svg:y2="7.5cm">
          <text:p/>
        </draw:line>
        <draw:custom-shape draw:style-name="gr14" draw:text-style-name="P4" draw:layer="layout" svg:width="1.5cm" svg:height="0.5cm" draw:transform="rotate (-1.5707963267949) translate (14.978cm 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3" draw:text-style-name="P8" draw:layer="layout" svg:width="0.672cm" svg:height="0.573cm" svg:x="14.328cm" svg:y="7.52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14.328cm" svg:y="6.928cm">
          <draw:text-box>
            <text:p><text:span text:style-name="T9">1</text:span></text:p>
          </draw:text-box>
        </draw:frame>
        <draw:custom-shape draw:style-name="gr23" draw:text-style-name="P16" draw:layer="layout" svg:width="1.5cm" svg:height="0.75cm" svg:x="12.75cm" svg:y="7.75cm">
          <text:p text:style-name="P15"><text:span text:style-name="T12">z</text:span><text:span text:style-name="T12">e</text:span><text:span text:style-name="T12">r</text:span><text:span text:style-name="T12">o</text:span><text:span text:style-name="T12">-</text:span><text:span text:style-name="T12">e</text:span><text:span text:style-name="T12">x</text:span><text:span text:style-name="T12">t</text:span><text:span text:style-name="T12">e</text:span><text:span text:style-name="T12">n</text:span><text:span text:style-name="T12">d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5cm" svg:height="0.75cm" svg:x="12.75cm" svg:y="6.5cm">
          <text:p text:style-name="P15"><text:span text:style-name="T12">s</text:span><text:span text:style-name="T12">i</text:span><text:span text:style-name="T12">g</text:span><text:span text:style-name="T12">n</text:span><text:span text:style-name="T12">-</text:span><text:span text:style-name="T12">e</text:span><text:span text:style-name="T12">x</text:span><text:span text:style-name="T12">t</text:span><text:span text:style-name="T12">e</text:span><text:span text:style-name="T12">n</text:span><text:span text:style-name="T12">d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5cm" svg:y1="6.9cm" svg:x2="12.5cm" svg:y2="8.1cm">
          <text:p/>
        </draw:line>
        <draw:line draw:style-name="gr11" draw:text-style-name="P5" draw:layer="layout" svg:x1="12.5cm" svg:y1="6.9cm" svg:x2="12.75cm" svg:y2="6.9cm">
          <text:p/>
        </draw:line>
        <draw:line draw:style-name="gr11" draw:text-style-name="P5" draw:layer="layout" svg:x1="12.5cm" svg:y1="8.1cm" svg:x2="12.75cm" svg:y2="8.1cm">
          <text:p/>
        </draw:line>
        <draw:line draw:style-name="gr11" draw:text-style-name="P5" draw:layer="layout" svg:x1="14.25cm" svg:y1="8.1cm" svg:x2="14.5cm" svg:y2="8.1cm">
          <text:p/>
        </draw:line>
        <draw:line draw:style-name="gr11" draw:text-style-name="P5" draw:layer="layout" svg:x1="14.25cm" svg:y1="6.9cm" svg:x2="14.5cm" svg:y2="6.9cm">
          <text:p/>
        </draw:line>
        <draw:custom-shape draw:style-name="gr22" draw:text-style-name="P14" draw:layer="layout" svg:width="0.25cm" svg:height="0.25cm" svg:x="12.3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6cm" svg:y1="7.5cm" svg:x2="15cm" svg:y2="7.5cm">
          <text:p/>
        </draw:line>
        <draw:custom-shape draw:style-name="gr14" draw:text-style-name="P4" draw:layer="layout" svg:width="1.5cm" svg:height="0.5cm" draw:transform="rotate (-1.5707963267949) translate (14.478cm 11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3" draw:text-style-name="P8" draw:layer="layout" svg:width="0.672cm" svg:height="0.573cm" svg:x="13.828cm" svg:y="12.277cm">
          <draw:text-box>
            <text:p><text:span text:style-name="T9">0</text:span></text:p>
          </draw:text-box>
        </draw:frame>
        <draw:frame draw:style-name="gr13" draw:text-style-name="P8" draw:layer="layout" svg:width="0.672cm" svg:height="0.573cm" svg:x="13.828cm" svg:y="11.678cm">
          <draw:text-box>
            <text:p><text:span text:style-name="T9">1</text:span></text:p>
          </draw:text-box>
        </draw:frame>
        <draw:line draw:style-name="gr11" draw:text-style-name="P5" draw:layer="layout" svg:x1="14.5cm" svg:y1="12.25cm" svg:x2="16cm" svg:y2="12.25cm">
          <text:p/>
        </draw:line>
        <draw:line draw:style-name="gr11" draw:text-style-name="P5" draw:layer="layout" svg:x1="22.5cm" svg:y1="14cm" svg:x2="22.5cm" svg:y2="9cm">
          <text:p/>
        </draw:line>
        <draw:line draw:style-name="gr11" draw:text-style-name="P5" draw:layer="layout" svg:x1="22.5cm" svg:y1="14cm" svg:x2="12.5cm" svg:y2="14cm">
          <text:p/>
        </draw:line>
        <draw:line draw:style-name="gr11" draw:text-style-name="P5" draw:layer="layout" svg:x1="12.5cm" svg:y1="12cm" svg:x2="12.5cm" svg:y2="14cm">
          <text:p/>
        </draw:line>
        <draw:line draw:style-name="gr11" draw:text-style-name="P5" draw:layer="layout" svg:x1="12.5cm" svg:y1="12cm" svg:x2="14cm" svg:y2="12cm">
          <text:p/>
        </draw:line>
        <draw:line draw:style-name="gr5" draw:text-style-name="P5" draw:layer="layout" svg:x1="19.9cm" svg:y1="15.5cm" svg:x2="19.9cm" svg:y2="9.25cm">
          <text:p/>
        </draw:line>
        <draw:line draw:style-name="gr18" draw:text-style-name="P5" draw:layer="layout" svg:x1="19.9cm" svg:y1="16.5cm" svg:x2="19.9cm" svg:y2="15.5cm">
          <text:p/>
        </draw:line>
        <draw:frame draw:style-name="gr3" draw:text-style-name="P8" draw:layer="layout" svg:width="3.169cm" svg:height="0.971cm" svg:x="20.005cm" svg:y="15.8cm">
          <draw:text-box>
            <text:p text:style-name="P7">ACC_CLR</text:p>
          </draw:text-box>
        </draw:frame>
        <draw:frame draw:style-name="gr8" draw:text-style-name="P8" draw:layer="layout" svg:width="3.169cm" svg:height="0.971cm" svg:x="23.331cm" svg:y="8cm">
          <draw:text-box>
            <text:p><text:span text:style-name="T8">Q[19:0]</text:span></text:p>
          </draw:text-box>
        </draw:frame>
        <draw:line draw:style-name="gr10" draw:text-style-name="P5" draw:layer="layout" svg:x1="23.531cm" svg:y1="9cm" svg:x2="26.281cm" svg:y2="9cm">
          <text:p/>
        </draw:line>
        <draw:frame draw:style-name="gr13" draw:text-style-name="P8" draw:layer="layout" svg:width="0.672cm" svg:height="0.573cm" svg:x="19.556cm" svg:y="8.777cm">
          <draw:text-box>
            <text:p><text:span text:style-name="T9">R</text:span></text:p>
          </draw:text-box>
        </draw:frame>
        <draw:line draw:style-name="gr5" draw:text-style-name="P5" draw:layer="layout" svg:x1="15.894cm" svg:y1="7.362cm" svg:x2="15.644cm" svg:y2="7.612cm">
          <text:p/>
        </draw:line>
        <draw:frame draw:style-name="gr8" draw:text-style-name="P10" draw:layer="layout" svg:width="1.767cm" svg:height="0.971cm" svg:x="15cm" svg:y="6.75cm">
          <draw:text-box>
            <text:p text:style-name="P9"><text:span text:style-name="T10">[19:0]</text:span></text:p>
          </draw:text-box>
        </draw:frame>
        <draw:line draw:style-name="gr5" draw:text-style-name="P5" draw:layer="layout" svg:x1="15.294cm" svg:y1="12.141cm" svg:x2="15.044cm" svg:y2="12.391cm">
          <text:p/>
        </draw:line>
        <draw:frame draw:style-name="gr8" draw:text-style-name="P10" draw:layer="layout" svg:width="1.767cm" svg:height="0.971cm" svg:x="14.4cm" svg:y="11.529cm">
          <draw:text-box>
            <text:p text:style-name="P9"><text:span text:style-name="T10">[</text:span><text:span text:style-name="T10">1</text:span><text:span text:style-name="T10">9</text:span><text:span text:style-name="T10">:</text:span><text:span text:style-name="T10">0</text:span><text:span text:style-name="T10">]</text:span></text:p>
          </draw:text-box>
        </draw:frame>
        <draw:frame draw:style-name="gr24" draw:text-style-name="P8" draw:layer="layout" svg:width="1.556cm" svg:height="0.649cm" svg:x="6.444cm" svg:y="7.101cm">
          <draw:text-box>
            <text:p><text:span text:style-name="T10">A_REG</text:span></text:p>
          </draw:text-box>
        </draw:frame>
        <draw:frame draw:style-name="gr24" draw:text-style-name="P8" draw:layer="layout" svg:width="1.556cm" svg:height="0.649cm" svg:x="6.444cm" svg:y="10.101cm">
          <draw:text-box>
            <text:p><text:span text:style-name="T10">B</text:span><text:span text:style-name="T10">_</text:span><text:span text:style-name="T10">R</text:span><text:span text:style-name="T10">E</text:span><text:span text:style-name="T10">G</text:span></text:p>
          </draw:text-box>
        </draw:frame>
        <draw:frame draw:style-name="gr24" draw:text-style-name="P8" draw:layer="layout" svg:width="1.556cm" svg:height="0.649cm" svg:x="7.694cm" svg:y="13.101cm">
          <draw:text-box>
            <text:p><text:span text:style-name="T10">C_REG</text:span></text:p>
          </draw:text-box>
        </draw:frame>
        <draw:frame draw:style-name="gr24" draw:text-style-name="P8" draw:layer="layout" svg:width="1.978cm" svg:height="0.649cm" svg:x="19.994cm" svg:y="9.75cm">
          <draw:text-box>
            <text:p><text:span text:style-name="T10">ACC_OUT</text:span></text:p>
          </draw:text-box>
        </draw:frame>
        <draw:frame draw:style-name="gr24" draw:text-style-name="P8" draw:layer="layout" svg:width="2.189cm" svg:height="0.649cm" svg:x="13.75cm" svg:y="8.451cm">
          <draw:text-box>
            <text:p><text:span text:style-name="T10">S</text:span><text:span text:style-name="T10">I</text:span><text:span text:style-name="T10">G</text:span><text:span text:style-name="T10">N</text:span><text:span text:style-name="T10">_</text:span><text:span text:style-name="T10">E</text:span><text:span text:style-name="T10">X</text:span><text:span text:style-name="T10">T</text:span></text:p>
          </draw:text-box>
        </draw:frame>
        <draw:frame draw:style-name="gr24" draw:text-style-name="P8" draw:layer="layout" svg:width="2.189cm" svg:height="0.649cm" svg:x="10.811cm" svg:y="8.301cm">
          <draw:text-box>
            <text:p><text:span text:style-name="T10">MULTIPLY</text:span></text:p>
          </draw:text-box>
        </draw:frame>
        <draw:frame draw:style-name="gr24" draw:text-style-name="P8" draw:layer="layout" svg:width="1.978cm" svg:height="0.649cm" svg:x="13.25cm" svg:y="13cm">
          <draw:text-box>
            <text:p><text:span text:style-name="T10">A</text:span><text:span text:style-name="T10">C</text:span><text:span text:style-name="T10">C</text:span><text:span text:style-name="T10">_</text:span><text:span text:style-name="T10">S</text:span><text:span text:style-name="T10">E</text:span><text:span text:style-name="T10">L</text:span></text:p>
          </draw:text-box>
        </draw:frame>
        <draw:frame draw:style-name="gr24" draw:text-style-name="P8" draw:layer="layout" svg:width="1.391cm" svg:height="0.649cm" svg:x="5.859cm" svg:y="3.851cm">
          <draw:text-box>
            <text:p><text:span text:style-name="T13">CL</text:span><text:span text:style-name="T13">K_</text:span><text:span text:style-name="T13">IN</text:span><text:span text:style-name="T13">V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18T13:39:36.740255193</dc:date>
    <meta:editing-duration>PT3H58M14S</meta:editing-duration>
    <meta:editing-cycles>129</meta:editing-cycles>
    <meta:generator>LibreOffice/25.2.3.2$Linux_X86_64 LibreOffice_project/520$Build-2</meta:generator>
    <meta:document-statistic meta:object-count="152"/>
  </office:meta>
</office:document-meta>
</file>